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88763" calcext:value-type="float">
            <text:p>0.08876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790896" calcext:value-type="float">
            <text:p>0.79089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783707" calcext:value-type="float">
            <text:p>0.7837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1.483126" calcext:value-type="float">
            <text:p>1.4831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1.493025" calcext:value-type="float">
            <text:p>1.49302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1.506799" calcext:value-type="float">
            <text:p>1.506799</text:p>
          </table:table-cell>
          <table:table-cell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6:23:18.686929265</meta:creation-date>
    <dc:date>2018-10-10T16:45:05.104383278</dc:date>
    <meta:editing-duration>PT1M25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